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bc2e"/>
    </style:style>
    <style:style style:name="T1" style:family="text">
      <style:text-properties officeooo:rsid="0016b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class Employee</text:p>
      <text:p text:style-name="Standard">{</text:p>
      <text:p text:style-name="Standard">char emp_name[30];</text:p>
      <text:p text:style-name="Standard">int emp_number;</text:p>
      <text:p text:style-name="Standard">float basic, da, it, gross_salary, net_salary;</text:p>
      <text:p text:style-name="Standard">public:</text:p>
      <text:p text:style-name="Standard">void read_emp_details(int count){</text:p>
      <text:p text:style-name="Standard">cout&lt;&lt;"\n Enter Employee "&lt;&lt;count&lt;&lt;" Details ";</text:p>
      <text:p text:style-name="Standard">cout&lt;&lt;"\nEmployee Number: ";</text:p>
      <text:p text:style-name="Standard">cin&gt;&gt;emp_number;</text:p>
      <text:p text:style-name="Standard">cout&lt;&lt;"Employee Name: ";</text:p>
      <text:p text:style-name="Standard">cin&gt;&gt;emp_name;</text:p>
      <text:p text:style-name="Standard">cout&lt;&lt;"Basic Salary: ";</text:p>
      <text:p text:style-name="Standard">cin&gt;&gt;basic;</text:p>
      <text:p text:style-name="Standard">cout&lt;&lt;"\n Employee "&lt;&lt;count&lt;&lt;" Datails are saved \n";</text:p>
      <text:p text:style-name="Standard">}</text:p>
      <text:p text:style-name="Standard">float find_net_salary(){</text:p>
      <text:p text:style-name="Standard">da = basic * 0.52;</text:p>
      <text:p text:style-name="Standard">gross_salary = basic + da;</text:p>
      <text:p text:style-name="Standard">it = gross_salary * 0.30;</text:p>
      <text:p text:style-name="Standard">net_salary = (basic + da) - it;</text:p>
      <text:p text:style-name="Standard">return net_salary;</text:p>
      <text:p text:style-name="Standard">}</text:p>
      <text:p text:style-name="Standard">void display_emp_details(int count){</text:p>
      <text:p text:style-name="Standard">cout&lt;&lt;"\n Employee "&lt;&lt;count&lt;&lt;" Details \n";</text:p>
      <text:p text:style-name="Standard">cout&lt;&lt;"\nEmployee Number : "&lt;&lt;emp_number;</text:p>
      <text:p text:style-name="Standard">cout&lt;&lt;"\nEmployee Name : "&lt;&lt;emp_name;</text:p>
      <text:p text:style-name="Standard">cout&lt;&lt;"\nNet Salary: "&lt;&lt;net_salary;</text:p>
      <text:p text:style-name="Standard">}</text:p>
      <text:p text:style-name="Standard">};</text:p>
      <text:p text:style-name="Standard">int main(){</text:p>
      <text:p text:style-name="Standard">Employee emp[100];</text:p>
      <text:p text:style-name="Standard">int number_of_emp, count;</text:p>
      <text:p text:style-name="Standard">cout&lt;&lt;"\nPlease enter the number of Employees (Max. 100): ";</text:p>
      <text:p text:style-name="Standard">cin&gt;&gt;number_of_emp;</text:p>
      <text:p text:style-name="Standard">for(count=0; count&lt; number_of_emp; count++){</text:p>
      <text:p text:style-name="Standard">emp[count].read_emp_details(count+1);</text:p>
      <text:p text:style-name="Standard">}</text:p>
      <text:p text:style-name="Standard">for(count=0; count &lt; number_of_emp; count++)</text:p>
      <text:p text:style-name="Standard">{</text:p>
      <text:p text:style-name="Standard">emp[count].find_net_salary();</text:p>
      <text:p text:style-name="Standard">}</text:p>
      <text:p text:style-name="Standard">for(count=0; count &lt; number_of_emp; count++){</text:p>
      <text:p text:style-name="Standard">emp[count].display_emp_details(count+1);</text:p>
      <text:p text:style-name="P1">}</text:p>
      <text:p text:style-name="P1">cout&lt;&lt;"\nPress any key to close!!!";</text:p>
      <text:p text:style-name="P1">return 0;<text:span text:style-name="T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35:06.525000000</meta:creation-date>
    <dc:date>2022-01-03T21:41:06.601000000</dc:date>
    <meta:editing-duration>PT6M1S</meta:editing-duration>
    <meta:editing-cycles>1</meta:editing-cycles>
    <meta:document-statistic meta:table-count="0" meta:image-count="0" meta:object-count="0" meta:page-count="1" meta:paragraph-count="49" meta:word-count="140" meta:character-count="1149" meta:non-whitespace-character-count="1058"/>
    <meta:generator>LibreOffice/7.1.8.1$Windows_X86_64 LibreOffice_project/e1f30c802c3269a1d052614453f260e49458c82c</meta:generator>
  </office:meta>
</office:document-meta>
</file>